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ableTabSetting.isChainsaw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ableTabSetting.setWelcome( boolean wel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ableTabSetting.setDragdrop( boolean dragd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ableTabSetting.isDragdr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ableTabSetting.setChainsawLog( boolean chainsaw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ableTabSetting.isWel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